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13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19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19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23" style:family="table-row">
      <style:table-row-properties style:min-row-height="0.938cm" style:keep-together="true" fo:keep-together="auto"/>
    </style:style>
    <style:style style:name="Tabla10.44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5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6" style:family="paragraph" style:parent-style-name="Standard">
      <style:text-properties style:font-name="Arial Narrow1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8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style:text-autospace="none"/>
    </style:style>
    <style:style style:name="P21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</style:style>
    <style:style style:name="P25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4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5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6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7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8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9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0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1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2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7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8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2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4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6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7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8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9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2"/>
      <text:p text:style-name="P42"/>
      <text:p text:style-name="P42"/>
      <text:p text:style-name="P39"/>
      <text:p text:style-name="P41">PCU-CapturarAbono</text:p>
      <text:p text:style-name="P41">20100621.1100</text:p>
      <text:p text:style-name="P40"><text:s text:c="25"/></text:p>
      <text:p text:style-name="P40"/>
      <text:p text:style-name="P40">Documento de Caso de Prueba</text:p>
      <text:p text:style-name="P15"><text:s/>CP-0014- <text:s text:c="10"/>CambiarSeguroAdicional</text:p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4"/>
      <text:p text:style-name="P14"/>
      <text:p text:style-name="P43"/>
      <text:p text:style-name="P44"/>
      <text:p text:style-name="P45">Tabla de Contenidos</text:p>
      <text:p text:style-name="P45"/>
      <text:p text:style-name="P45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7">1.Introducción <text:tab/><text:span text:style-name="T12">3</text:span></text:p>
          <text:p text:style-name="P37">1.1.Propósito<text:tab/>3</text:p>
          <text:p text:style-name="P37">1.2.Alcance<text:tab/>3</text:p>
          <text:p text:style-name="P37">1.3.Audiencia<text:tab/>3</text:p>
          <text:p text:style-name="P37">2.Generación de Casos de Prueba a partir de Casos de Uso<text:tab/>4</text:p>
          <text:p text:style-name="P36">2.1. Justificación Generación del Grafo de Caminos de Prueba:<text:tab/><text:span text:style-name="T12">4</text:span></text:p>
        </text:index-body>
      </text:table-of-content>
      <text:section text:style-name="Sect2" text:name="Área2">
        <text:p text:style-name="P32"/>
        <text:p text:style-name="P7"/>
      </text:section>
      <text:section text:style-name="Sect3" text:name="Área3">
        <text:p text:style-name="P16"/>
      </text:section>
      <text:p text:style-name="P58"><text:s/>Documento de Diseño de Caso de Prueba</text:p>
      <text:list xml:id="list35571887" text:style-name="WW8Num2">
        <text:list-item>
          <text:p text:style-name="P47">Introducción </text:p>
          <text:list>
            <text:list-item>
              <text:p text:style-name="P48">Propósito</text:p>
            </text:list-item>
          </text:list>
        </text:list-item>
      </text:list>
      <text:p text:style-name="P46"><text:span text:style-name="T8">El propósito del </text:span><text:span text:style-name="T9">Documento de Casos de Pruebas para</text:span><text:span text:style-name="T10"> </text:span><text:span text:style-name="T11">CambiarSeguroAdicional</text:span><text:span text:style-name="T2"> </text:span><text:span text:style-name="T8">es definir un formato para la elaboración de los caso de pruebas.</text:span></text:p>
      <text:list xml:id="list35563436" text:continue-numbering="true" text:style-name="WW8Num2">
        <text:list-item>
          <text:list>
            <text:list-item>
              <text:p text:style-name="P48">Alcance</text:p>
            </text:list-item>
          </text:list>
        </text:list-item>
      </text:list>
      <text:p text:style-name="P38">Este documento provee la definición del problema a resolver, los afectados y la solución. No contempla una descripción detallada de los aspectos funcionales y técnicos que se desarrollarán en las fases posteriores.</text:p>
      <text:list xml:id="list35574992" text:continue-numbering="true" text:style-name="WW8Num2">
        <text:list-item>
          <text:list>
            <text:list-item>
              <text:p text:style-name="P48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Nivel de Participación</text:p>
          </table:table-cell>
          <table:table-cell table:style-name="Tabla1.B1" office:value-type="string">
            <text:p text:style-name="P26">Rol</text:p>
          </table:table-cell>
        </table:table-row>
        <table:table-row table:style-name="Tabla1.1">
          <table:table-cell table:style-name="Tabla1.A2" office:value-type="string">
            <text:p text:style-name="P28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7">Analista de Pruebas (AP)</text:p>
          </table:table-cell>
        </table:table-row>
        <table:table-row table:style-name="Tabla1.1">
          <table:table-cell table:style-name="Tabla1.A2" office:value-type="string">
            <text:p text:style-name="P28"><text:span text:style-name="T4">Usuario Directo </text:span><text:span text:style-name="T5">(UD)</text:span></text:p>
          </table:table-cell>
          <table:table-cell table:style-name="Tabla1.B2" office:value-type="string">
            <text:p text:style-name="P27">Analista de Pruebas (AP)</text:p>
          </table:table-cell>
        </table:table-row>
        <table:table-row table:style-name="Tabla1.1">
          <table:table-cell table:style-name="Tabla1.A2" office:value-type="string">
            <text:p text:style-name="P28"><text:span text:style-name="T4">Notificado </text:span><text:span text:style-name="T5">(NT)</text:span></text:p>
          </table:table-cell>
          <table:table-cell table:style-name="Tabla1.B2" office:value-type="string">
            <text:p text:style-name="P27">Gerente de Pruebas</text:p>
            <text:p text:style-name="P27"/>
            <text:p text:style-name="P27">Líder de Proyecto</text:p>
          </table:table-cell>
        </table:table-row>
      </table:table>
      <text:list xml:id="list35587036" text:continue-numbering="true" text:style-name="WW8Num2">
        <text:list-item>
          <text:p text:style-name="P49">Generación de Casos de Prueba a partir de Casos de Uso</text:p>
          <text:list>
            <text:list-item>
              <text:p text:style-name="P59">Justificación Generación del Grafo de Caminos de Prueba:</text:p>
            </text:list-item>
          </text:list>
        </text:list-item>
      </text:list>
      <text:p text:style-name="P33"/>
      <text:p text:style-name="P34">Caminos de Prueba:</text:p>
      <text:p text:style-name="P35"><text:s/>Caminos Positivos:</text:p>
      <text:list xml:id="list35574911" text:style-name="L1">
        <text:list-item>
          <text:p text:style-name="P51">S1,S2,A3,S4,S5,A6,S7,S8,A9,S10</text:p>
          <text:p text:style-name="P55"><text:s text:c="10"/>Caminos Negativos:<text:span text:style-name="T13"> <text:s text:c="3"/></text:span></text:p>
        </text:list-item>
        <text:list-item>
          <text:p text:style-name="P51">S1,S2,A3,S4,SE.4.a,SE.4.a.1,SE.4.a.2,S2,A3,S4,S5,A6,S7,S8,A9,S10</text:p>
        </text:list-item>
        <text:list-item>
          <text:p text:style-name="P51">S1,S2,A3,S4,S5,A6,S7,SE.7.a,SE.7.a.1,SE.7.a.2,S5,A6,S7,S8,A9,S10</text:p>
        </text:list-item>
        <text:list-item>
          <text:p text:style-name="P51">S1,S2,A3,S4,S5,A6,S7,S8,A9,AE.9.a,AE.9.a.1,AE.9.a.1.a,AE.9.a.1.a.1 AE.9.a.1.a.2,S5,A6,S7,S8,A9,AE.9.a,AE.9.a.1,AE.9.a.2,AE.9.a.3, <text:s text:c="2"/>AE.9.a.4,E.9.a.4.a,AE.9.a.4.a.1,S2,A3,S4,S5,A6,S7,S8,A9,AE.9.a, AE.9.a.1, AE.9.a.2,AE.9.a.3,AE.9.a.4,AE.9.a.5,S10</text:p>
          <text:p text:style-name="P55"><text:s text:c="6"/></text:p>
          <text:p text:style-name="P53"/>
          <text:p text:style-name="P51"/>
          <text:p text:style-name="P55"><text:s text:c="5"/></text:p>
          <text:p text:style-name="P55"/>
          <text:p text:style-name="P54"/>
          <text:p text:style-name="P55"/>
          <text:p text:style-name="P51"/>
          <text:p text:style-name="P54"/>
          <text:p text:style-name="P55"><text:s text:c="9"/></text:p>
          <text:p text:style-name="P54"/>
          <text:p text:style-name="P54"/>
          <text:p text:style-name="P52"/>
        </text:list-item>
      </text:list>
      <text:p text:style-name="P3"/>
      <text:p text:style-name="P9"/>
      <text:list xml:id="list35566303" text:style-name="WW8Num6">
        <text:list-item>
          <text:list>
            <text:list-item>
              <text:p text:style-name="P56">Generación del Caso de Prueba:</text:p>
              <text:list>
                <text:list-item>
                  <text:p text:style-name="P50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29"><text:s/>CP-0014-CambiarSeguroAdicional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Que se haya seleccionado la opción Cambio Seguro de la pantalla capturarsegurocliente del sistema de cajas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0"/>
          </table:table-cell>
        </table:table-row>
        <table:table-row table:style-name="Tabla2.1">
          <table:table-cell table:style-name="Tabla2.A2" office:value-type="string">
            <text:p text:style-name="P18"><text:span text:style-name="T6">Fecha de Llenado</text:span><text:span text:style-name="T7">:</text:span></text:p>
          </table:table-cell>
          <table:table-cell table:style-name="Tabla2.B2" office:value-type="string">
            <text:p text:style-name="P13">2010/06/21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7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29"><text:s/>CP-0014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1">S1</text:p>
          </table:table-cell>
          <table:table-cell table:style-name="Tabla7.A2" office:value-type="string">
            <text:p text:style-name="P19">El caso de uso inicia cuando se quiere modificar el numero de seguros del adicion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2</text:p>
          </table:table-cell>
          <table:table-cell table:style-name="Tabla7.A2" office:value-type="string">
            <text:p text:style-name="P19">El sistema solicita que se seleccione el nombre del asegurado adicional que se va modificar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A3</text:p>
          </table:table-cell>
          <table:table-cell table:style-name="Tabla7.A2" office:value-type="string">
            <text:p text:style-name="P19">La cajera selecciona el nombre del asegurado adicion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4</text:p>
          </table:table-cell>
          <table:table-cell table:style-name="Tabla7.A2" office:value-type="string">
            <text:p text:style-name="P19">El sistema identifica que se selecciono el nombre del asegurado adicion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5</text:p>
          </table:table-cell>
          <table:table-cell table:style-name="Tabla7.A2" office:value-type="string">
            <text:p text:style-name="P19">El sistema solicita que se capture el numero de segur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A6</text:p>
          </table:table-cell>
          <table:table-cell table:style-name="Tabla7.A2" office:value-type="string">
            <text:p text:style-name="P19">La cajera selecciona el numero de segur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7</text:p>
          </table:table-cell>
          <table:table-cell table:style-name="Tabla7.A2" office:value-type="string">
            <text:p text:style-name="P19">El sistema identifica que se capturo el numero de segur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8</text:p>
          </table:table-cell>
          <table:table-cell table:style-name="Tabla7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A9</text:p>
          </table:table-cell>
          <table:table-cell table:style-name="Tabla7.A2" office:value-type="string">
            <text:p text:style-name="P19">La cajera selecciona la opción Cancelar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0</text:p>
          </table:table-cell>
          <table:table-cell table:style-name="Tabla7.A2" office:value-type="string">
            <text:p text:style-name="P19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3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19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29"><text:s/>CP-0014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1">S1</text:p>
          </table:table-cell>
          <table:table-cell table:style-name="Tabla8.A2" office:value-type="string">
            <text:p text:style-name="P19">El caso de uso inicia cuando se quiere modificar el numero de seguros del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2</text:p>
          </table:table-cell>
          <table:table-cell table:style-name="Tabla8.A2" office:value-type="string">
            <text:p text:style-name="P19">El sistema solicita que se seleccione el nombre del asegurado adicional que se va modifica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A3</text:p>
          </table:table-cell>
          <table:table-cell table:style-name="Tabla8.A2" office:value-type="string">
            <text:p text:style-name="P19">La cajera selecciona el nombre del asegurad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ext:soft-page-break/>
        <table:table-row table:style-name="Tabla8.3">
          <table:table-cell table:style-name="Tabla8.A2" office:value-type="string">
            <text:p text:style-name="P31">S4</text:p>
          </table:table-cell>
          <table:table-cell table:style-name="Tabla8.A2" office:value-type="string">
            <text:p text:style-name="P19">El sistema identifica que se selecciono el nombre del asegurad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4.a</text:p>
          </table:table-cell>
          <table:table-cell table:style-name="Tabla8.A2" office:value-type="string">
            <text:p text:style-name="P19">El sistema identifica que no se selecciono el nombre del asegurad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4.a.1</text:p>
          </table:table-cell>
          <table:table-cell table:style-name="Tabla8.A2" office:value-type="string">
            <text:p text:style-name="P19">El sistema presenta mensaje de avi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4.a.2</text:p>
          </table:table-cell>
          <table:table-cell table:style-name="Tabla8.A2" office:value-type="string">
            <text:p text:style-name="P19">La cajera acepta el mensaje y el flujo continua en el paso 2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2</text:p>
          </table:table-cell>
          <table:table-cell table:style-name="Tabla8.A2" office:value-type="string">
            <text:p text:style-name="P19">El sistema solicita que se seleccione el nombre del asegurado adicional que se va modifica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A3</text:p>
          </table:table-cell>
          <table:table-cell table:style-name="Tabla8.A2" office:value-type="string">
            <text:p text:style-name="P19">La cajera selecciona el nombre del asegurad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4</text:p>
          </table:table-cell>
          <table:table-cell table:style-name="Tabla8.A2" office:value-type="string">
            <text:p text:style-name="P19">El sistema identifica que se selecciono el nombre del asegurad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5</text:p>
          </table:table-cell>
          <table:table-cell table:style-name="Tabla8.A2" office:value-type="string">
            <text:p text:style-name="P19">El sistema solicita que se capture el numero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A6</text:p>
          </table:table-cell>
          <table:table-cell table:style-name="Tabla8.A2" office:value-type="string">
            <text:p text:style-name="P19">La cajera selecciona el numero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7</text:p>
          </table:table-cell>
          <table:table-cell table:style-name="Tabla8.A2" office:value-type="string">
            <text:p text:style-name="P19">El sistema identifica que se capturo el numero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8</text:p>
          </table:table-cell>
          <table:table-cell table:style-name="Tabla8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A9</text:p>
          </table:table-cell>
          <table:table-cell table:style-name="Tabla8.A2" office:value-type="string">
            <text:p text:style-name="P19">La cajera selecciona la opción Cancela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0</text:p>
          </table:table-cell>
          <table:table-cell table:style-name="Tabla8.A2" office:value-type="string">
            <text:p text:style-name="P19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9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19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29"><text:s/>CP-0014-0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1">S1</text:p>
          </table:table-cell>
          <table:table-cell table:style-name="Tabla9.A2" office:value-type="string">
            <text:p text:style-name="P19">El caso de uso inicia cuando se quiere modificar el numero de seguros del adicion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2</text:p>
          </table:table-cell>
          <table:table-cell table:style-name="Tabla9.A2" office:value-type="string">
            <text:p text:style-name="P19">El sistema solicita que se seleccione el nombre del asegurado adicional que se va modificar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A3</text:p>
          </table:table-cell>
          <table:table-cell table:style-name="Tabla9.A2" office:value-type="string">
            <text:p text:style-name="P19">La cajera selecciona el nombre del asegurado adicion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4</text:p>
          </table:table-cell>
          <table:table-cell table:style-name="Tabla9.A2" office:value-type="string">
            <text:p text:style-name="P19">El sistema identifica que se selecciono el nombre del asegurado adicion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5</text:p>
          </table:table-cell>
          <table:table-cell table:style-name="Tabla9.A2" office:value-type="string">
            <text:p text:style-name="P19">El sistema solicita que se capture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A6</text:p>
          </table:table-cell>
          <table:table-cell table:style-name="Tabla9.A2" office:value-type="string">
            <text:p text:style-name="P19">La cajera selecciona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7</text:p>
          </table:table-cell>
          <table:table-cell table:style-name="Tabla9.A2" office:value-type="string">
            <text:p text:style-name="P19">El sistema identifica que se capturo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7.a</text:p>
          </table:table-cell>
          <table:table-cell table:style-name="Tabla9.A2" office:value-type="string">
            <text:p text:style-name="P19">El sistema identifica que no se capturo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7.a.1</text:p>
          </table:table-cell>
          <table:table-cell table:style-name="Tabla9.A2" office:value-type="string">
            <text:p text:style-name="P19">El sistema presenta mensaje de avi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7.a.2</text:p>
          </table:table-cell>
          <table:table-cell table:style-name="Tabla9.A2" office:value-type="string">
            <text:p text:style-name="P19">La cajera acepta el mensaje y el flujo continua <text:soft-page-break/>en el paso 5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5</text:p>
          </table:table-cell>
          <table:table-cell table:style-name="Tabla9.A2" office:value-type="string">
            <text:p text:style-name="P19">El sistema solicita que se capture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A6</text:p>
          </table:table-cell>
          <table:table-cell table:style-name="Tabla9.A2" office:value-type="string">
            <text:p text:style-name="P19">La cajera selecciona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7</text:p>
          </table:table-cell>
          <table:table-cell table:style-name="Tabla9.A2" office:value-type="string">
            <text:p text:style-name="P19">El sistema identifica que se capturo el numer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8</text:p>
          </table:table-cell>
          <table:table-cell table:style-name="Tabla9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A9</text:p>
          </table:table-cell>
          <table:table-cell table:style-name="Tabla9.A2" office:value-type="string">
            <text:p text:style-name="P19">La cajera selecciona la opción Cancelar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0</text:p>
          </table:table-cell>
          <table:table-cell table:style-name="Tabla9.A2" office:value-type="string">
            <text:p text:style-name="P19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9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19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29"><text:s/>CP-0014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1">S1</text:p>
          </table:table-cell>
          <table:table-cell table:style-name="Tabla10.A2" office:value-type="string">
            <text:p text:style-name="P19">El caso de uso inicia cuando se quiere modificar el numero de seguros del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2</text:p>
          </table:table-cell>
          <table:table-cell table:style-name="Tabla10.A2" office:value-type="string">
            <text:p text:style-name="P19">El sistema solicita que se seleccione el nombre del asegurado adicional que se va modific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3</text:p>
          </table:table-cell>
          <table:table-cell table:style-name="Tabla10.A2" office:value-type="string">
            <text:p text:style-name="P19">La cajera selecciona el nombre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4</text:p>
          </table:table-cell>
          <table:table-cell table:style-name="Tabla10.A2" office:value-type="string">
            <text:p text:style-name="P19">El sistema identifica que se selecciono el nombre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9">El sistema solicita que se capture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6</text:p>
          </table:table-cell>
          <table:table-cell table:style-name="Tabla10.A2" office:value-type="string">
            <text:p text:style-name="P19">La cajera selecciona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7</text:p>
          </table:table-cell>
          <table:table-cell table:style-name="Tabla10.A2" office:value-type="string">
            <text:p text:style-name="P19">El sistema identifica que se capturo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8</text:p>
          </table:table-cell>
          <table:table-cell table:style-name="Tabla10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9</text:p>
          </table:table-cell>
          <table:table-cell table:style-name="Tabla10.A2" office:value-type="string">
            <text:p text:style-name="P19">La cajera selecciona la opción Cancel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</text:p>
          </table:table-cell>
          <table:table-cell table:style-name="Tabla10.A2" office:value-type="string">
            <text:p text:style-name="P19">La cajera selecciona la opción Acept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1</text:p>
          </table:table-cell>
          <table:table-cell table:style-name="Tabla10.A2" office:value-type="string">
            <text:p text:style-name="P19">El sistema identifica que el asegurado adicional puede adquirir el numero de seguros cap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1.a</text:p>
          </table:table-cell>
          <table:table-cell table:style-name="Tabla10.A2" office:value-type="string">
            <text:p text:style-name="P19">El sistema identifica que el asegurado adicional no puede adquirir el numero de seguros cap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1.a.1</text:p>
          </table:table-cell>
          <table:table-cell table:style-name="Tabla10.A2" office:value-type="string">
            <text:p text:style-name="P19">El sistema presenta mensaje de avi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1.a.2</text:p>
          </table:table-cell>
          <table:table-cell table:style-name="Tabla10.A2" office:value-type="string">
            <text:p text:style-name="P19">La cajera acepta el mensaje y el flujo continua en el paso 5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9">El sistema solicita que se capture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6</text:p>
          </table:table-cell>
          <table:table-cell table:style-name="Tabla10.A2" office:value-type="string">
            <text:p text:style-name="P19">La cajera selecciona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ext:soft-page-break/>
        <table:table-row table:style-name="Tabla10.3">
          <table:table-cell table:style-name="Tabla10.A2" office:value-type="string">
            <text:p text:style-name="P31">S7</text:p>
          </table:table-cell>
          <table:table-cell table:style-name="Tabla10.A2" office:value-type="string">
            <text:p text:style-name="P19">El sistema identifica que se capturo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8</text:p>
          </table:table-cell>
          <table:table-cell table:style-name="Tabla10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9</text:p>
          </table:table-cell>
          <table:table-cell table:style-name="Tabla10.A2" office:value-type="string">
            <text:p text:style-name="P19">La cajera selecciona la opción Cancel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</text:p>
          </table:table-cell>
          <table:table-cell table:style-name="Tabla10.A2" office:value-type="string">
            <text:p text:style-name="P19">La cajera selecciona la opción Acept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3">
          <table:table-cell table:style-name="Tabla10.A2" office:value-type="string">
            <text:p text:style-name="P31">AE.9.a.1</text:p>
          </table:table-cell>
          <table:table-cell table:style-name="Tabla10.A2" office:value-type="string">
            <text:p text:style-name="P19">El sistema identifica que el asegurado adicional puede adquirir el numero de seguros cap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2</text:p>
          </table:table-cell>
          <table:table-cell table:style-name="Tabla10.A2" office:value-type="string">
            <text:p text:style-name="P19">- El sistema actualiza el numero de seguros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3</text:p>
          </table:table-cell>
          <table:table-cell table:style-name="Tabla10.A2" office:value-type="string">
            <text:p text:style-name="P19">El sistema presenta el mensaje: ¿DESEA REALIZAR OTRO CAMBIO? SI/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4</text:p>
          </table:table-cell>
          <table:table-cell table:style-name="Tabla10.A2" office:value-type="string">
            <text:p text:style-name="P19">La cajera selecciona que no desea realizar otro camb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4.a</text:p>
          </table:table-cell>
          <table:table-cell table:style-name="Tabla10.A2" office:value-type="string">
            <text:p text:style-name="P19">La cajera selecciona que si desea realizar otro camb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4.a.1</text:p>
          </table:table-cell>
          <table:table-cell table:style-name="Tabla10.A2" office:value-type="string">
            <text:p text:style-name="P19">El flujo continua en el paso 2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2</text:p>
          </table:table-cell>
          <table:table-cell table:style-name="Tabla10.A2" office:value-type="string">
            <text:p text:style-name="P19">El sistema solicita que se seleccione el nombre del asegurado adicional que se va modific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3</text:p>
          </table:table-cell>
          <table:table-cell table:style-name="Tabla10.A2" office:value-type="string">
            <text:p text:style-name="P19">La cajera selecciona el nombre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4</text:p>
          </table:table-cell>
          <table:table-cell table:style-name="Tabla10.A2" office:value-type="string">
            <text:p text:style-name="P19">El sistema identifica que se selecciono el nombre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9">El sistema solicita que se capture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6</text:p>
          </table:table-cell>
          <table:table-cell table:style-name="Tabla10.A2" office:value-type="string">
            <text:p text:style-name="P19">La cajera selecciona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7</text:p>
          </table:table-cell>
          <table:table-cell table:style-name="Tabla10.A2" office:value-type="string">
            <text:p text:style-name="P19">El sistema identifica que se capturo el numer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8</text:p>
          </table:table-cell>
          <table:table-cell table:style-name="Tabla10.A2" office:value-type="string">
            <text:p text:style-name="P19">El sistema muestra las opciones:</text:p>
            <text:p text:style-name="P19"><text:s text:c="24"/>- Cancelar</text:p>
            <text:p text:style-name="P19"><text:s text:c="24"/>- Aceptar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9</text:p>
          </table:table-cell>
          <table:table-cell table:style-name="Tabla10.A2" office:value-type="string">
            <text:p text:style-name="P19">La cajera selecciona la opción Cancel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</text:p>
          </table:table-cell>
          <table:table-cell table:style-name="Tabla10.A2" office:value-type="string">
            <text:p text:style-name="P19">La cajera selecciona la opción Acepta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1</text:p>
          </table:table-cell>
          <table:table-cell table:style-name="Tabla10.A2" office:value-type="string">
            <text:p text:style-name="P19">El sistema identifica que el asegurado adicional puede adquirir el numero de seguros cap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2</text:p>
          </table:table-cell>
          <table:table-cell table:style-name="Tabla10.A2" office:value-type="string">
            <text:p text:style-name="P19">- El sistema actualiza el numero de seguros del asegurado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3</text:p>
          </table:table-cell>
          <table:table-cell table:style-name="Tabla10.A2" office:value-type="string">
            <text:p text:style-name="P19">El sistema presenta el mensaje: ¿DESEA REALIZAR OTRO CAMBIO? SI/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4</text:p>
          </table:table-cell>
          <table:table-cell table:style-name="Tabla10.A2" office:value-type="string">
            <text:p text:style-name="P19">La cajera selecciona que no desea realizar otro camb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AE.9.a.5</text:p>
          </table:table-cell>
          <table:table-cell table:style-name="Tabla10.A2" office:value-type="string">
            <text:p text:style-name="P19">El flujo continua en el paso 10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0</text:p>
          </table:table-cell>
          <table:table-cell table:style-name="Tabla10.A2" office:value-type="string">
            <text:p text:style-name="P19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44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19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<text:s/>CP-0014-CambiarSeguroAdicional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4"/>20100610.0923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9</text:page-number></text:span><text:span text:style-name="MT1"> de </text:span><text:span text:style-name="MT2"><text:page-count style:num-format="1">9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Bajo</text:p>
            </table:table-cell>
            <table:table-cell table:style-name="Tabla3.B2" office:value-type="string">
              <text:p text:style-name="MP5"><text:file-name text:display="name-and-extension">CP-0014-CambiarSeguroAdicional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14-CambiarSeguroAdicional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/>20100610.0923 <text:s text:c="3"/>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6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9</text:page-number></text:span><text:span text:style-name="MT1"> de </text:span><text:span text:style-name="MT2"><text:page-count style:num-format="1">9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Bajo</text:p>
            </table:table-cell>
            <table:table-cell table:style-name="Tabla5.B2" office:value-type="string">
              <text:p text:style-name="MP5"><text:file-name text:display="name-and-extension">CP-0014-CambiarSeguroAdicional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10-06-24T15:45:39.14</dc:date>
    <meta:printed-by>Alex Coppel S.A. de C.V.</meta:printed-by>
    <meta:print-date>2009-03-13T17:53:10</meta:print-date>
    <dc:language>es-ES</dc:language>
    <meta:editing-cycles>438</meta:editing-cycles>
    <meta:editing-duration>PT56H01M34S</meta:editing-duration>
    <dc:creator>p q</dc:creator>
    <meta:document-statistic meta:table-count="10" meta:image-count="3" meta:object-count="0" meta:page-count="9" meta:paragraph-count="283" meta:word-count="1249" meta:character-count="8339"/>
    <meta:user-defined meta:name="Info 1"/>
    <meta:user-defined meta:name="Info 2"/>
    <meta:user-defined meta:name="Info 3"/>
    <meta:user-defined meta:name="Info 4"/>
  </office:meta>
</office:document-meta>
</file>